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/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office:value-type="string" calcext:value-type="string">
            <text:p>¡Good Sport!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13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6:17:34.10990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1-30T16:32:57.131851950</dc:date>
    <meta:editing-duration>PT13H38M43S</meta:editing-duration>
    <meta:editing-cycles>123</meta:editing-cycles>
    <meta:generator>LibreOffice/5.1.6.2$Linux_X86_64 LibreOffice_project/10m0$Build-2</meta:generator>
    <meta:document-statistic meta:table-count="2" meta:cell-count="151" meta:object-count="0"/>
  </office:meta>
</office:document-meta>
</file>